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ru" fo:country="RU" officeooo:rsid="001b1850" officeooo:paragraph-rsid="001b1850"/>
    </style:style>
    <style:style style:name="P2" style:family="paragraph" style:parent-style-name="Standard">
      <style:paragraph-properties style:writing-mode="lr-tb"/>
      <style:text-properties fo:language="ru" fo:country="RU" officeooo:rsid="001da354" officeooo:paragraph-rsid="001da354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бор диода в схемы выпрямителя:</text:p>
      <text:p text:style-name="P1">Исходные данные для поиска:</text:p>
      <text:p text:style-name="P1">Импульсный ток через диод в переходном режиме (режим зарядки фильтра)</text:p>
      <text:p text:style-name="P1">Время переходного процесса (зарядки фильтра)</text:p>
      <text:p text:style-name="P1">Выпрямляемый (прямой) ток</text:p>
      <text:p text:style-name="P1">Обратное напряжение</text:p>
      <text:p text:style-name="P1">Форма обратного и прямого напряжения</text:p>
      <text:p text:style-name="P1">Основная частота тока через диод в прямом и обратном направлении</text:p>
      <text:p text:style-name="P1"/>
      <text:p text:style-name="P1">Порядок значимости:</text:p>
      <text:p text:style-name="P1">1. частотные характеристики: не обязательно диоды Шотки будут самые быстрые</text:p>
      <text:p text:style-name="P1">В рамках <text:span text:style-name="T1">DC\DC </text:span>преобразователей можно выделить среднечастотные (до 900КГц) и высокочастотные (до 4 МГц)</text:p>
      <text:p text:style-name="P1">В рамках учебных задач время протекания прямого тока для однополупериодного выпрямителя получается от 1/60 периода до 1/20 периода.</text:p>
      <text:p text:style-name="P1">Отсюда основная частота прямого тока через диод от 10 до 30 раз больше, чем частота питающего напряжения.</text:p>
      <text:p text:style-name="P1">Для среднечастотных диодов приводят графики зависимости емкости р-<text:span text:style-name="T1">n-</text:span>перехода от частоты</text:p>
      <text:p text:style-name="P1">Для высокочастотных диодов приводят время восстановления и токи восстановления (рекомбинации)</text:p>
      <text:p text:style-name="P2">Для подбора можно использовать ресурсы поиска по параметрам:</text:p>
      <text:p text:style-name="P2">например на русском языке</text:p>
      <text:p text:style-name="P2"><text:a xlink:type="simple" xlink:href="https://www.chipfind.ru/catalog/discrete/rfdiodes/" text:style-name="Internet_20_link" text:visited-style-name="Visited_20_Internet_20_Link">https://www.chipfind.ru/catalog/discrete/rfdiodes/</text:a></text:p>
      <text:p text:style-name="P2"><text:a xlink:type="simple" xlink:href="http://catalog.gaw.ru/index.php?page=components_list&amp;id=123" text:style-name="Internet_20_link" text:visited-style-name="Visited_20_Internet_20_Link">http://catalog.gaw.ru/index.php?page=components_list&amp;id=123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16:23:16.515000000</meta:creation-date>
    <dc:date>2020-04-26T16:42:10.111000000</dc:date>
    <meta:editing-duration>PT8M43S</meta:editing-duration>
    <meta:editing-cycles>2</meta:editing-cycles>
    <meta:generator>LibreOffice/6.4.2.2$Windows_x86 LibreOffice_project/4e471d8c02c9c90f512f7f9ead8875b57fcb1ec3</meta:generator>
    <meta:document-statistic meta:table-count="0" meta:image-count="0" meta:object-count="0" meta:page-count="1" meta:paragraph-count="19" meta:word-count="139" meta:character-count="1124" meta:non-whitespace-character-count="1004"/>
  </office:meta>
</office:document-meta>
</file>